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T1" style:family="text">
      <style:text-properties fo:language="fr" fo:country="FR" style:language-asian="fr" style:country-asian="FR" style:language-complex="fr" style:country-complex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ALENI<text:span text:style-name="Default_20_Paragraph_20_Font"><text:span text:style-name="T1"> QUOD OPTIMUS MEDICUS SIT QUOQUE PHILOSOPHUS</text:span></text:span><text:bookmark-start text:name="bookmark0"/>.<text:bookmark-end text:name="bookmark0"/></text:h>
      <text:p text:style-name="Normal">Quod moris patiuntur athletarum plerique, cupientes<text:line-break/>quidem Olympiorum Auctores evadere, nihil autem mo-<text:line-break/>Iiri , quo id consequantur , studentes: idem et multis<text:line-break/>medicis accidit. Nam Hippocratem quidem laudant, ac<text:line-break/>omnium principem existimant. Ut autem fiant ILli inter<text:line-break/>similes, ipsi omnia potius quam id agunt. Is etenim<text:line-break/>non exiguam partem ad medicinam ait astronomiam con-<text:line-break/>serre ; ac omnino eam , quae ipsam necessario praecedit.<text:line-break/>geometriam. Ii vero non solum ipsi ab his utrisque ab—</text:p>
      <text:p text:style-name="P1">horrent, test eas sectantes coarguunt. Ille idem naturam<text:line-break/>corporis, quam totius medicinae ordinis principium sta-<text:line-break/>tuit, optime cognoscendam esse praecipit: at iidem illi<text:line-break/>in ea re ita studium ponunt, ut non modo nullius ex<text:line-break/>partibus corporis substantiam, aut formationem, aut<text:line-break/>magnitudinem, aut nexum, aut quae est cum propinquis<text:line-break/>Communicatio, sed ne posituram quidem noscant. Idem-<text:line-break/>que, quod per genera speciesqne ignota sit morborum di-<text:line-break/>visio , idcirco medicis a curandi scopis errare contingat,<text:line-break/>animadvertit Hippocrates, quum nos ad rationalem con-<text:line-break/>templationem adhortatur : nostrae vero aetatis medici ita<text:line-break/>ab ejus studio aversi sunt, ut eos etiam, qui in ea re<text:line-break/>operam consumant, quasi inutilia tentantes reprehendant.<text:line-break/>Sic et ille idem Hippocrates ad praecognitionem mor-<text:line-break/>horum, et qui praeteriere, et qui praesentes, et qui<text:line-break/>futuri aegro corpori sint, multam nobis parari oportere<text:line-break/>providentiam admonuit: at iidem medici huic etiam<text:line-break/>artis parti usque adeo operam navant, ut, si quis fluxum<text:line-break/>sanguinis e naribus aut sudorem praedixerit, eum et</text:p>
      <text:p text:style-name="P1">magum -et admirabilia contraque opinionem omnium<text:line-break/>loquentem exclament: ut iidem isti multo etiam minus,<text:line-break/>si quid aliud praedictum fit, sustineant: multo minus<text:line-break/>formam rationis victus ad morbi futurunr vigorem con-<text:line-break/>sumant, quanquam ejusmodi rationem ciborum haben-<text:line-break/>dam cenfet Hippocrates. Quid igitur reliquum est, in<text:line-break/>qu<text:span text:style-name="Default_20_Paragraph_20_Font"><text:span text:style-name="T2">o</text:span></text:span> rirum aemulantur st siquidem non in dicendi gra-<text:line-break/>vitate, cujus .laudem ille assecutus est: hi vero ita fiant<text:line-break/>ab ea virtute remoti, ut eorum multus videre liceat bis<text:line-break/>verb<text:span text:style-name="Default_20_Paragraph_20_Font"><text:span text:style-name="T2">o</text:span></text:span> in uno peccante, quod ne intelligi quidem facile<text:line-break/>potest Quibus de rebus quaerendam causam putavi , ob<text:line-break/>quam isti, quanquam omnes virum admirantur, a lectio-<text:line-break/>ne tamen ejusdem scriptoris sese avertant ; vel , si quis<text:line-break/>ejus scripta legit, non tamen ea intelligat, quae ab<text:line-break/>auctore dicuntur; vel, etiamsi intelligat, non tamen<text:line-break/>ad eam intelligentium exercitationem adjungat, ut disci-<text:line-break/>plinam c<text:span text:style-name="Default_20_Paragraph_20_Font"><text:span text:style-name="T2">o</text:span></text:span>nfirmet, atque ad habitum perducat, comper-tum habens, nos eam laudem, quae in quocunque rerum<text:line-break/>genere summa est, voluntate simul et potentia conloqui,</text:p>
      <text:p text:style-name="P1">ut, quisquis earum altera careat, eum a fine, quem ex-<text:line-break/>fpectat, frustrari <text:span text:style-name="Default_20_Paragraph_20_Font"><text:span text:style-name="T2">n</text:span></text:span>ecesse siti Etenim ne ab athletarum<text:line-break/>exemplo discedam, aut, quia carent innata corporis<text:line-break/>habilitate, aut, quia sine exercitatione id languescere<text:line-break/>sinunt, idcirco, quod optant,. id consequi non poste<text:line-break/>videmus. At illis iisdem athletis si corporis habitus<text:line-break/>dignus victoria sit, si exercitatio reprehensione careat,<text:line-break/>quid est, quod eos impedire possit, ne coronam e <text:span text:style-name="Default_20_Paragraph_20_Font"><text:span text:style-name="T2">u</text:span></text:span>r-<text:line-break/>tamine ferant? Num igitur utriusque rei inopes nosti<text:line-break/>temporis medici sunt, ut neque voluntatem fatis dignata<text:line-break/>in. artis studium conserant? an, quum alteram habeant,<text:line-break/>altera carent? Nunc igitur nasici neminem, qui artis<text:line-break/>capax tam humanae sit , alienum a ratione mihi videtur,<text:line-break/>quum mundus idem sit,. qui olim fuit, auni tempora<text:line-break/>eundem ordinem Ierveut, sul circuitus suos nulla er<text:line-break/>parte mutatos percurrat, denique quaeque stella, sive<text:line-break/>fixa, sive errans eandem omnino status rationem reti-<text:line-break/>neat. verum rationabile est tum propter malam educa-<text:line-break/>tionem, qua temporibus his utuntur homines, tum pr<text:span text:style-name="Default_20_Paragraph_20_Font"><text:span text:style-name="T2">o</text:span></text:span>pter</text:p>
      <text:p text:style-name="P1">divitias virtuti praepositas , vel qualis Phielias inter plastas,<text:line-break/>vel qualis inter pictores Apelles , vel qualis inter medi-<text:line-break/>cos Hippocrates, talemhac aetate effici neminem, quan-<text:line-break/>quam nobis, quibus post antiquos illos nasici contigit,<text:line-break/>et ab iisdem .a<text:span text:style-name="Default_20_Paragraph_20_Font"><text:span text:style-name="T2">r</text:span></text:span>tes plurimum provectas accipe<text:span text:style-name="Default_20_Paragraph_20_Font"><text:span text:style-name="T2">r</text:span></text:span>e non<text:line-break/>paulo plus commodi ad artes ipsius datum esu Facili<text:span text:style-name="Default_20_Paragraph_20_Font"><text:span text:style-name="T2">-.<text:line-break/></text:span></text:span>nnun ergo erat, nos ea, quae ut inveniret, diu elabora-.<text:line-break/>vit Hippocrates, brevi tempore edoctos, quod vitae super-<text:line-break/>erat, id m lis, quae arti deerant, inveniendis cousu-<text:line-break/>mere. At quisquis plus divitiis quam virtuti . tribuit,<text:line-break/>artemque.non de hominibus bene merendi, .sed quaestus.<text:line-break/>gratia petit, eum non licet artis finem expetere ; quem<text:line-break/>si expetimus, ante ditescent alii, quam nos ad id, quod<text:line-break/>habemus animo, perveniamus: non enim simul possumus.<text:line-break/>et pecuniam congerere,. et arti tum magnae. ope<text:span text:style-name="Default_20_Paragraph_20_Font"><text:span text:style-name="T2">r</text:span></text:span>am..<text:line-break/>dare; sed qui alteram vehementius appetat, alteram<text:line-break/>contemnat. necesse est. Quid igitur ? an nostris saeculis</text:p>
      <text:p text:style-name="Normal">quemquam memorare possumus, qui tantum habere cu-</text:p>
      <text:p text:style-name="P1">piat, .quantum satis sit ad usum vitae necessarium? au<text:line-break/>reperiri liceat, qui non verbis tantum effingere, fed<text:line-break/>etiam propriis vitae. exemplis docere possit divitiarum<text:line-break/>terminum , qui quidem sit secundum naturam, non ultra,<text:line-break/>quam ut fames, sitis, frigus absit, progredi? fed si<text:line-break/>quis ejusmodi est, is et Artaxerxis et Perdiccae pote-<text:line-break/>Ratem contemnet, nec unquam in conspectum illius ibit,<text:line-break/>huic vero sic aegrotanti, ut Hippocrate artem desideret,<text:line-break/>medebitur quidem , non tamen semper cum eo esse ve-<text:line-break/>let, fed Cranonem et-Tlrasum, aliaque ad oppida multa<text:line-break/>proficiscetur , ut pauperibus his locis aegrotantibus cura-<text:line-break/>tiones adhibeat Cois .hominibus civibusque <text:span text:style-name="Default_20_Paragraph_20_Font"><text:span text:style-name="T2">t</text:span></text:span>uis Poly-<text:line-break/>bum aliosque discipulos reli<text:span text:style-name="Default_20_Paragraph_20_Font"><text:span text:style-name="T2">n</text:span></text:span>quet: ipse Graeciam pera-<text:line-break/>orans omnem perquiret: nam eum scribere aliquid de<text:line-break/>natura locorum oportet, quam al, quemadmodum ratione<text:line-break/>didicit, sic experimentis comprobet, eum urbes intueri<text:line-break/>propriis oculis necesse est, nunc eam, quae versa ad<text:line-break/>meridiem est, nunc, quae ad septentrionem, nunc quae<text:line-break/>ad solis ortum, nunc,: quae ad occasum; cernere etiam,</text:p>
      <text:p text:style-name="P1">quae humili l<text:span text:style-name="Default_20_Paragraph_20_Font"><text:span text:style-name="T2">o</text:span></text:span>co, quae<text:span text:style-name="Default_20_Paragraph_20_Font"><text:span text:style-name="T2">r</text:span></text:span>e excelso posita sit; eam con-<text:line-break/>templari, quae aquis obnoxia, sive ea littoribus maria<text:line-break/>superfluant, sive de fontibus fcaturiant, sive de coelo<text:line-break/>decidant, sive ex stagnis fluviisque redundent, nituntur:<text:line-break/><text:span text:style-name="Default_20_Paragraph_20_Font"><text:span text:style-name="T2">rit</text:span></text:span>ere eam etiam, quae ad magnum flumen, quaeve ad<text:line-break/>stagnum, quae ad mare, aut ad montes sita est<text:span text:style-name="Default_20_Paragraph_20_Font"><text:span text:style-name="T2">e</text:span></text:span> quae-<text:line-break/>r ere, fi qua alge<text:span text:style-name="Default_20_Paragraph_20_Font"><text:span text:style-name="T2">n</text:span></text:span>s aquis vehementer frigidis, si qua ca-<text:line-break/>sidis utatur, et siqua nitrosis, alumni osisve, aut fi quae<text:line-break/>alia^ ejus generis sunt: ad summam, ne agam de singn-<text:line-break/>lis, caetera omnia considerare oportet, quae nos et ipfe<text:line-break/>Hippocrates edocuit. Quas ob causas, si quis talis futurus<text:line-break/>est, eum non modo aspernari divitias, sed etiam summo<text:line-break/>labore atque industria uti necesse est v. at non licet in-<text:line-break/>dustrium esse quemquam, qui se aut vino obruat; aut<text:line-break/>cibis expleat, aut Veneri dedat: denique qui pudendis<text:line-break/>ventrique indulgeat. Ex quo efficitur, -ut, si quis. ve<text:span text:style-name="Default_20_Paragraph_20_Font"><text:span text:style-name="T2">r</text:span></text:span>ua<text:line-break/>messicus est, idem sit ut veritatis, sic etiam temperan-<text:line-break/>tiae anticus : illudque intelligitur , eundem esse methodi<text:line-break/>rationalis studiosum, ut, morborum quot genera sint spe-<text:line-break/>ciesque, c<text:span text:style-name="Default_20_Paragraph_20_Font"><text:span text:style-name="T2">o</text:span></text:span>gnoscat, utque, in singulis illis quo .pacto.suo</text:p>
      <text:p text:style-name="P1">menda sit indicatio remediorum, intelligat. atque hac ea-<text:line-break/>dem methodo. ipfam corporis. naturam docemur, et quae<text:line-break/>ex primis constant elementis, quae tota inter se tempe-<text:line-break/>rata sunt, et quae ex fecundis composita fons, quae et<text:line-break/>sensibilia sunt, et (ut eo nomine utar). similaria appel-<text:line-break/>dantur: et quae tandem ex partibus organicis expletur;<text:line-break/>quin etiam et quae utilitas. ex omni herum partium ge-<text:line-break/>nere, et quae actio animalibus est, ex illa eadem me-<text:line-break/>thodo cognoscimus : . quandoquidem et eas oportet non<text:line-break/>inexploratos negligere, fed demonstratione perceptas ha-<text:line-break/>here. Quid igitur? an aliquid jam restat, cur medicus<text:line-break/>non philosophus sit, is, inquam, melicus, qui arti ope-<text:line-break/>ram Hippocrate dignam impendat? Si enim, ut corporis<text:line-break/>naturam cognoscat, et morborum differe<text:span text:style-name="Default_20_Paragraph_20_Font"><text:span text:style-name="T2">n</text:span></text:span>tias,. et.praesi-<text:line-break/>dierum indicationes, eum rationalem contemplationem<text:line-break/>exercere oportet , ut autem in harum rerum studio is-<text:line-break/>dustriam ponat retineatque , divitias contemnere et teu.<text:line-break/>perantia uti necesse est, hic jam omnes philosophiae<text:line-break/>partes habebit,. et quae ad disserendi rationem, quam</text:p>
      <text:p text:style-name="P1">logicam, et quae ad rerum naturam, quam physicam<text:line-break/>et quae ad mores, quam ethicam Graeci dicunt, -attinet.<text:line-break/>Nec vero timendum est, ne, qui pecuniam contemnat,.<text:line-break/>et temperantiam fervet, is turpe quicquam aut vitiorum<text:line-break/>committet: quidquid enim homines iniuste audent, id<text:line-break/>aut avaritia impellente, aut voluptate perstringente com-<text:line-break/>mittuut; sic et. reliquas virtutes eundem habere necesse<text:line-break/>est: quandoquidem omnes inter <text:span text:style-name="Default_20_Paragraph_20_Font"><text:span text:style-name="T2">t</text:span></text:span>e connexae fiunt:. nec<text:line-break/>potest, qui unam habet, non. caeteras omnes statim ha-<text:line-break/>bere, tanquam ex uno fune revinctas. Si igitur, ut et<text:line-break/>artem primum intelliga<text:span text:style-name="Default_20_Paragraph_20_Font"><text:span text:style-name="T2">n</text:span></text:span>t, et. eandem deinde exerceant,<text:line-break/>philos<text:span text:style-name="Default_20_Paragraph_20_Font"><text:span text:style-name="T2">o</text:span></text:span>phia medicis necessaria est, haud dubium relin-<text:line-break/>quitur <text:span text:style-name="Default_20_Paragraph_20_Font"><text:span text:style-name="T3">έ</text:span></text:span><text:span text:style-name="Default_20_Paragraph_20_Font"><text:span text:style-name="T4"> </text:span></text:span>quin, su quis medicus est., idem omnino. sit et<text:line-break/>philos<text:span text:style-name="Default_20_Paragraph_20_Font"><text:span text:style-name="T2">o</text:span></text:span>phus; non enim illud demonstrationem desiderare<text:line-break/>arbitror, .si quis arte ^medica probe usurus. su, ei. opus<text:line-break/>philos<text:span text:style-name="Default_20_Paragraph_20_Font"><text:span text:style-name="T2">o</text:span></text:span>phia esse, quum non desint, quos tam pecunia-<text:line-break/>rum cupidos saepe videamus , ut venefici , non medici sint,<text:line-break/>artemque in cont<text:span text:style-name="Default_20_Paragraph_20_Font"><text:span text:style-name="T2">r</text:span></text:span>arium scopo ejusdem abusum detor-<text:line-break/>queanti Num igitur jam de nominibus certabis nugisque</text:p>
      <text:p text:style-name="P1">contendes, ut temperatum, continentem, divitias intra<text:line-break/>se ducentem, justum debere esse medicum dicas, non<text:line-break/>tamen philosophum <text:span text:style-name="Default_20_Paragraph_20_Font"><text:span text:style-name="T2">l</text:span></text:span> eundemque corporum naturas<text:line-break/>cognoIcere , instrumentorum actiones , partium usus,<text:line-break/>morborum disserentias, curationumque indicationes, non<text:line-break/>tamen operam disciplinae rationali dedisse? an rebus<text:line-break/>concessis te contendere de solis nominibus pudebit? at<text:line-break/>sero quidem: satius tamen, ut jam resipiscas, nec ut<text:line-break/>graculus aut corvus de vocibus contendas, sed in in-<text:line-break/>quirenda rerum veritate operam consumas: non enim<text:line-break/>habes, cur sutorem bonum aut textorem sine disciplina<text:line-break/>et exercitatione quemquam effici posse neges, justum<text:line-break/>vero aliquem , aut temperantem , aut demonstrationis<text:line-break/>peritum, aut rerum naturam scientem repente apparere<text:line-break/>dicas, quanquam neque doctoris eruditione, neque sui<text:line-break/>ipsius exercitatione sit utus. Itaque si hoc impuden-<text:line-break/>tiae est, illud hominis non de rebus, Icd de nomi-<text:line-break/>nibus altercantis, certe nos primum studium debemus<text:line-break/>in philosophia consumere, si veri Hippocrates aemuli</text:p>
      <text:p text:style-name="P1">esse volumus: quod si fecerimus, nihil impediet, quo<text:line-break/>minus eo meliores efficiamur, .nedum similes, si cog<text:span text:style-name="Default_20_Paragraph_20_Font"><text:span text:style-name="T2">n</text:span></text:span>i-<text:line-break/>tis iis, quae ab illo bene dicta funi, caetera, quae<text:line-break/>arti desu<text:span text:style-name="Default_20_Paragraph_20_Font"><text:span text:style-name="T2">n</text:span></text:span>t, . ipsi invenia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1:49:00Z</meta:creation-date>
    <dc:date>2023-01-04T12:49:59.859000000</dc:date>
    <meta:editing-cycles>3</meta:editing-cycles>
    <meta:editing-duration>PT1M35S</meta:editing-duration>
    <meta:document-statistic meta:table-count="0" meta:image-count="0" meta:object-count="0" meta:page-count="11" meta:paragraph-count="13" meta:word-count="1523" meta:character-count="10058" meta:non-whitespace-character-count="8548"/>
    <meta:template xlink:type="simple" xlink:actuate="onRequest" xlink:title="" xlink:href="Normal.dotm"/>
  </office:meta>
</office:document-meta>
</file>